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font-weight="bold" style:font-weight-asian="bold" style:font-weight-complex="bold"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font-weight="bold" style:font-weight-asian="bold" style:font-weight-complex="bold" fo:language="de" fo:country="DE"/>
    </style:style>
    <style:style style:name="T10" style:parent-style-name="Absatz-Standardschriftart" style:family="text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en" fo:country="US"/>
    </style:style>
    <style:style style:name="P13" style:parent-style-name="Überschrift2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Listenabsatz" style:family="paragraph"/>
    <style:style style:name="P16" style:parent-style-name="Standard" style:family="paragraph">
      <style:text-properties fo:language="en" fo:country="GB"/>
    </style:style>
    <style:style style:name="P17" style:parent-style-name="Listenabsatz" style:family="paragraph">
      <style:text-properties fo:language="en" fo:country="GB"/>
    </style:style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Listenabsatz" style:family="paragraph"/>
    <style:style style:name="P22" style:parent-style-name="Listenabsatz" style:family="paragraph"/>
    <style:style style:name="P23" style:parent-style-name="Standard" style:family="paragraph">
      <style:paragraph-properties fo:margin-left="0.25in">
        <style:tab-stops/>
      </style:paragraph-properties>
      <style:text-properties fo:language="de" fo:country="DE"/>
    </style:style>
    <style:style style:name="P24" style:parent-style-name="Standard" style:family="paragraph">
      <style:paragraph-properties fo:text-indent="0.25in"/>
      <style:text-properties fo:language="de" fo:country="DE"/>
    </style:style>
    <style:style style:name="P25" style:parent-style-name="Standard" style:family="paragraph">
      <style:paragraph-properties>
        <style:tab-stops>
          <style:tab-stop style:type="left" style:position="-0.5in"/>
        </style:tab-stops>
      </style:paragraph-properties>
    </style:style>
  </office:automatic-styles>
  <office:body>
    <office:text text:use-soft-page-breaks="true">
      <text:h text:style-name="P1" text:outline-level="1">AB SQL-Abfragen (3)</text:h>
      <text:p text:style-name="Standard"><text:span text:style-name="T5"><text:line-break/></text:span><text:span text:style-name="T6">Für jede Aufgabe musst du sowohl den korrekten<text:s/></text:span><text:span text:style-name="T7">SQL-Befehl</text:span><text:span text:style-name="T8"><text:s/>als auch die<text:s/></text:span><text:span text:style-name="T9">Ausgabe</text:span><text:span text:style-name="T10"><text:s/>(Screenshot) angeben.</text:span></text:p>
      <text:p text:style-name="P11">* Aufgaben sind optional;</text:p>
      <text:p text:style-name="P12"/>
      <text:h text:style-name="P13" text:outline-level="2">Joins</text:h>
      <text:p text:style-name="P14"/>
      <text:list text:style-name="LFO1" text:continue-numbering="true">
        <text:list-item>
          <text:p text:style-name="P15">Zeigen Sie alle Raumschiffe an, die in einer Flotte sind, deren maximale Größe größer ist als 5.</text:p>
        </text:list-item>
      </text:list>
      <text:p text:style-name="P16">select r.raumschiffname, f.maximalegroesse from raumschiff as r join flotte as f on r.flotteid_fk=f.flotteid where f.maximalegroesse&gt;5;</text:p>
      <text:p text:style-name="P17"/>
      <text:list text:style-name="LFO1" text:continue-numbering="true">
        <text:list-item>
          <text:p text:style-name="P18">Welche Kapitäne stammen aus der Galaxie 3?</text:p>
        </text:list-item>
      </text:list>
      <text:p text:style-name="Listenabsatz"/>
      <text:list text:style-name="LFO1" text:continue-numbering="true">
        <text:list-item>
          <text:p text:style-name="P19">Zeige die Namen aller Kapitäne und die Namen ihrer Raumschiffe an, wenn sie schnelle Raumschiffe kommandieren, also Raumschiffe, deren Geschwindigkeit höher als 1000 ist.</text:p>
        </text:list-item>
      </text:list>
      <text:p text:style-name="Listenabsatz"/>
      <text:p text:style-name="Standard">select k.kapitaenname, r.raumschiffname, t.geschwindigkeit from raumschiff as r join kapitaen as k on r.kapitaenid_fk=k.kapitaenid join raumschifftyp as t on r.raumschifftypid_fk=t.raumschifftypid where t.geschwindigkeit&gt;1000;</text:p>
      <text:p text:style-name="Listenabsatz"/>
      <text:list text:style-name="LFO1" text:continue-numbering="true">
        <text:list-item>
          <text:p text:style-name="P20">Gib alle Informationen der Kapitäne und ihrer Heimatplaneten aus. Dabei sollen auch die Planeten angezeigt werden, von denen keine unserer Kapitäne stammen.</text:p>
        </text:list-item>
      </text:list>
      <text:p text:style-name="Listenabsatz"/>
      <text:list text:style-name="LFO1" text:continue-numbering="true">
        <text:list-item>
          <text:p text:style-name="P21">Von welchen Raumschifftypen befinden sich zurzeit Raumschiffe in der Werft?</text:p>
        </text:list-item>
      </text:list>
      <text:p text:style-name="Listenabsatz"/>
      <text:list text:style-name="LFO1" text:continue-numbering="true">
        <text:list-item>
          <text:p text:style-name="P22">Zeigen Sie die Namen aller Raumschiffe an, die sich zurzeit im Sonnensystem 1 der Galaxie 1 befinden.</text:p>
        </text:list-item>
      </text:list>
      <text:p text:style-name="Listenabsatz"/>
      <text:p text:style-name="Standard">select r.raumschiffname, p.galaxie, p.sonnensystem from raumschiff as r join kapitaen as k on r.kapitaenid_fk=k.kapitaenid join planet as p on k.heimatplanetid_fk=p.planetid where p.galaxie=1 and p.sonnensystem=1;</text:p>
      <text:p text:style-name="P23"/>
      <text:p text:style-name="P24"/>
      <text:p text:style-name="Standard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Kopfzeile" style:family="paragraph">
      <style:paragraph-properties fo:text-align="end"/>
      <style:text-properties fo:language="de" fo:country="DE"/>
    </style:style>
    <style:style style:name="P3" style:parent-style-name="Fußzeile" style:family="paragraph">
      <style:paragraph-properties fo:text-align="end"/>
    </style:style>
    <style:style style:name="T4" style:parent-style-name="Absatz-Standardschriftart" style:family="text">
      <style:text-properties fo:language="de" fo:country="DE"/>
    </style:style>
  </office:automatic-styles>
  <office:master-styles>
    <style:master-page style:name="MP0" style:page-layout-name="PL0">
      <style:header>
        <text:p text:style-name="P2"><text:tab/><text:tab/>FSST 3<text:tab/></text:p>
      </style:header>
      <style:footer>
        <text:p text:style-name="P3">S.<text:s/><text:span text:style-name="T4"><text:page-number text:fixed="false">1</text:page-number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ick Korber</meta:initial-creator>
    <dc:creator>Seidner Elias</dc:creator>
    <meta:creation-date>2023-06-20T06:26:00Z</meta:creation-date>
    <dc:date>2025-11-19T17:16:00Z</dc:date>
    <meta:template xlink:href="Normal.dotm" xlink:type="simple"/>
    <meta:editing-cycles>49</meta:editing-cycles>
    <meta:editing-duration>PT0S</meta:editing-duration>
    <meta:document-statistic meta:page-count="1" meta:paragraph-count="2" meta:word-count="190" meta:character-count="1388" meta:row-count="10" meta:non-whitespace-character-count="1200"/>
  </office:meta>
</office:document-meta>
</file>